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ontentThreadData.removeRastr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addInstr(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FileContentThrea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ContentThreadData.removeInstr( int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getInstr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setOutstr( DefaultFileContent . FileContent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getRastr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removeRastr( RandomAccessContent r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removeInstr( InputStream i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addRastr( RandomAccessContent r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closeOu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ontentThreadData.getOu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ontentThreadData.hasStream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